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9.2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8" style:family="table-cell" style:parent-style-name="Default" style:data-style-name="N11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Flautagono" table:style-name="ta1">
        <table:table-column table:style-name="co1" table:default-cell-style-name="ce3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Seed Number</text:p>
          </table:table-cell>
          <table:table-cell table:style-name="ce1" office:value-type="string" calcext:value-type="string" table:number-columns-spanned="4" table:number-rows-spanned="1">
            <text:p>Do Static Player-Assigned Resources Try to Appear If…?</text:p>
          </table:table-cell>
          <table:covered-table-cell table:number-columns-repeated="3" table:style-name="ce2"/>
        </table:table-row>
        <table:table-row table:style-name="ro2">
          <table:covered-table-cell table:style-name="ce2"/>
          <table:table-cell table:style-name="ce6" office:value-type="string" calcext:value-type="string">
            <text:p>Tiny Map, 2 Players</text:p>
          </table:table-cell>
          <table:table-cell table:style-name="ce6" office:value-type="string" calcext:value-type="string">
            <text:p>Giant Map, 2 Players</text:p>
          </table:table-cell>
          <table:table-cell table:style-name="ce6" office:value-type="string" calcext:value-type="string">
            <text:p>Tiny Map, 8 Players</text:p>
          </table:table-cell>
          <table:table-cell table:style-name="ce6" office:value-type="string" calcext:value-type="string">
            <text:p>Giant Map, 8 Players</text:p>
          </table:table-cell>
        </table:table-row>
        <table:table-row table:style-name="ro1">
          <table:table-cell office:value-type="float" office:value="1895736792" calcext:value-type="float">
            <text:p>1895736792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float" office:value="1655449085" calcext:value-type="float">
            <text:p>1655449085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float" office:value="-34672950" calcext:value-type="float">
            <text:p>-34672950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float" office:value="1067032429" calcext:value-type="float">
            <text:p>1067032429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table:style-name="ce4" office:value-type="float" office:value="-367282215" calcext:value-type="float">
            <text:p>-367282215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</table:table-row>
        <table:table-row table:style-name="ro1">
          <table:table-cell table:style-name="ce4" office:value-type="float" office:value="1176524370" calcext:value-type="float">
            <text:p>117652437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</table:table-row>
        <table:table-row table:style-name="ro1">
          <table:table-cell office:value-type="float" office:value="1529222789" calcext:value-type="float">
            <text:p>1529222789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float" office:value="-420387279" calcext:value-type="float">
            <text:p>-420387279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float" office:value="635840087" calcext:value-type="float">
            <text:p>635840087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table:style-name="ce4" office:value-type="float" office:value="408707276" calcext:value-type="float">
            <text:p>408707276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</table:table-row>
        <table:table-row table:style-name="ro1">
          <table:table-cell office:value-type="float" office:value="617378691" calcext:value-type="float">
            <text:p>617378691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table:style-name="ce4" office:value-type="float" office:value="-1066657436" calcext:value-type="float">
            <text:p>-1066657436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</table:table-row>
        <table:table-row table:style-name="ro1">
          <table:table-cell office:value-type="float" office:value="-1502002882" calcext:value-type="float">
            <text:p>-1502002882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office:value-type="float" office:value="-2074903307" calcext:value-type="float">
            <text:p>-2074903307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table:style-name="ce4" office:value-type="float" office:value="-257527007" calcext:value-type="float">
            <text:p>-257527007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Yes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Problem Occurrence:</text:p>
          </table:table-cell>
          <table:covered-table-cell table:number-columns-repeated="3" table:style-name="ce7"/>
          <table:table-cell table:style-name="ce8" office:value-type="percentage" office:value="0.4" calcext:value-type="percentage">
            <text:p>40.00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Problem Resolution by Changing Map Size or Player Number:</text:p>
          </table:table-cell>
          <table:covered-table-cell table:number-columns-repeated="3" table:style-name="ce7"/>
          <table:table-cell table:style-name="ce8" office:value-type="percentage" office:value="1" calcext:value-type="percentage">
            <text:p>100.00%</text:p>
          </table:table-cell>
        </table:table-row>
      </table:table>
      <table:table table:name="Code_Prodding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3"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Bug Vanishes When Commented Out?</text:p>
          </table:table-cell>
          <table:table-cell table:style-name="ce15" office:value-type="string" calcext:value-type="string">
            <text:p>Section Purpo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ra random lands are placed as dirt. This section converts their dirt terrain into non-navigable beach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verts non-navigable beach from 112 into mangrove shallows, increasing the surface area of the beach terrain and of course forcing a connectio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dds cosmetic masking to all water terrain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pplies the unbuildable rock border to the large player island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eates tidal pools on unbuildable rock border are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tores base island terrain typ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sks base island terr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16:29:07.2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1T16:38:42.951000000</dc:date>
    <meta:editing-duration>P1DT13H55M11S</meta:editing-duration>
    <meta:editing-cycles>9</meta:editing-cycles>
    <meta:generator>LibreOffice/7.1.3.2$Windows_X86_64 LibreOffice_project/47f78053abe362b9384784d31a6e56f8511eb1c1</meta:generator>
    <meta:document-statistic meta:table-count="2" meta:cell-count="109" meta:object-count="0"/>
  </office:meta>
</office:document-meta>
</file>